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3.3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Default" office:value-type="string" calcext:value-type="string">
            <text:p>NODES</text:p>
          </table:table-cell>
          <table:table-cell table:style-name="Default" office:value-type="string" calcext:value-type="string">
            <text:p>EDGES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FILE NAME</text:p>
          </table:table-cell>
          <table:table-cell table:style-name="Default" office:value-type="string" calcext:value-type="string">
            <text:p>TIME TAKEN(sec)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Facebook circles</text:p>
          </table:table-cell>
          <table:covered-table-cell/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facebook_combined.txt</text:p>
          </table:table-cell>
          <table:table-cell office:value-type="float" office:value="0.06796" calcext:value-type="float">
            <text:p>0.06796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Epinions Social</text:p>
          </table:table-cell>
          <table:covered-table-cell/>
          <table:table-cell office:value-type="float" office:value="75879" calcext:value-type="float">
            <text:p>75879</text:p>
          </table:table-cell>
          <table:table-cell office:value-type="float" office:value="508837" calcext:value-type="float">
            <text:p>508837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Soc-Epinions1.txt</text:p>
          </table:table-cell>
          <table:table-cell office:value-type="float" office:value="51.1933" calcext:value-type="float">
            <text:p>51.193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2" table:number-rows-spanned="1">
            <text:p>Gnutella peer2peer</text:p>
          </table:table-cell>
          <table:covered-table-cell/>
          <table:table-cell office:value-type="float" office:value="10876" calcext:value-type="float">
            <text:p>10876</text:p>
          </table:table-cell>
          <table:table-cell office:value-type="float" office:value="39994" calcext:value-type="float">
            <text:p>39994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p2pGnutella04.txt</text:p>
          </table:table-cell>
          <table:table-cell office:value-type="float" office:value="8.29908" calcext:value-type="float">
            <text:p>8.29908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Gnutella peer2peer</text:p>
          </table:table-cell>
          <table:covered-table-cell/>
          <table:table-cell office:value-type="float" office:value="8846" calcext:value-type="float">
            <text:p>8846</text:p>
          </table:table-cell>
          <table:table-cell office:value-type="float" office:value="31839" calcext:value-type="float">
            <text:p>31839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p2pGnutella05.txt</text:p>
          </table:table-cell>
          <table:table-cell office:value-type="float" office:value="0.447657" calcext:value-type="float">
            <text:p>0.447657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Gnutella peer2peer</text:p>
          </table:table-cell>
          <table:covered-table-cell/>
          <table:table-cell office:value-type="float" office:value="8717" calcext:value-type="float">
            <text:p>8717</text:p>
          </table:table-cell>
          <table:table-cell office:value-type="float" office:value="31525" calcext:value-type="float">
            <text:p>31525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p2pGnutella06.txt</text:p>
          </table:table-cell>
          <table:table-cell office:value-type="float" office:value="0.448471" calcext:value-type="float">
            <text:p>0.448471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Gnutella peer2peer</text:p>
          </table:table-cell>
          <table:covered-table-cell/>
          <table:table-cell office:value-type="float" office:value="6301" calcext:value-type="float">
            <text:p>6301</text:p>
          </table:table-cell>
          <table:table-cell office:value-type="float" office:value="20777" calcext:value-type="float">
            <text:p>20777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p2pGnutella08.txt</text:p>
          </table:table-cell>
          <table:table-cell office:value-type="float" office:value="0.256958" calcext:value-type="float">
            <text:p>0.256958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Gnutella peer2peer</text:p>
          </table:table-cell>
          <table:covered-table-cell/>
          <table:table-cell office:value-type="float" office:value="8114" calcext:value-type="float">
            <text:p>8114</text:p>
          </table:table-cell>
          <table:table-cell office:value-type="float" office:value="26013" calcext:value-type="float">
            <text:p>26013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p2pGnutella09.txt</text:p>
          </table:table-cell>
          <table:table-cell office:value-type="float" office:value="0.503851" calcext:value-type="float">
            <text:p>0.503851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Gnutella peer2peer</text:p>
          </table:table-cell>
          <table:covered-table-cell/>
          <table:table-cell office:value-type="float" office:value="26518" calcext:value-type="float">
            <text:p>26518</text:p>
          </table:table-cell>
          <table:table-cell office:value-type="float" office:value="65369" calcext:value-type="float">
            <text:p>65369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p2pGnutella24.txt</text:p>
          </table:table-cell>
          <table:table-cell office:value-type="float" office:value="39.3235" calcext:value-type="float">
            <text:p>39.3235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Gnutella peer2peer</text:p>
          </table:table-cell>
          <table:covered-table-cell/>
          <table:table-cell office:value-type="float" office:value="22687" calcext:value-type="float">
            <text:p>22687</text:p>
          </table:table-cell>
          <table:table-cell office:value-type="float" office:value="54705" calcext:value-type="float">
            <text:p>54705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p2pGnutella25.txt</text:p>
          </table:table-cell>
          <table:table-cell office:value-type="float" office:value="30.8278" calcext:value-type="float">
            <text:p>30.8278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Gnutella peer2peer</text:p>
          </table:table-cell>
          <table:covered-table-cell/>
          <table:table-cell office:value-type="float" office:value="36682" calcext:value-type="float">
            <text:p>36682</text:p>
          </table:table-cell>
          <table:table-cell office:value-type="float" office:value="88328" calcext:value-type="float">
            <text:p>88328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p2pGnutella30.txt</text:p>
          </table:table-cell>
          <table:table-cell office:value-type="float" office:value="95.4621" calcext:value-type="float">
            <text:p>95.462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2" table:number-rows-spanned="1">
            <text:p>Wikipedia votes</text:p>
          </table:table-cell>
          <table:covered-table-cell/>
          <table:table-cell office:value-type="float" office:value="8297" calcext:value-type="float">
            <text:p>8297</text:p>
          </table:table-cell>
          <table:table-cell office:value-type="float" office:value="103690" calcext:value-type="float">
            <text:p>103690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Wiki-vote.txt</text:p>
          </table:table-cell>
          <table:table-cell office:value-type="float" office:value="52.1788" calcext:value-type="float">
            <text:p>52.1788</text:p>
          </table:table-cell>
          <table:table-cell table:number-columns-repeated="1017"/>
        </table:table-row>
        <table:table-row table:style-name="ro2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1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22003" calcext:value-type="float">
            <text:p>22003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1_010331.txt</text:p>
          </table:table-cell>
          <table:table-cell office:value-type="float" office:value="67.3467" calcext:value-type="float">
            <text:p>67.3467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1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21999" calcext:value-type="float">
            <text:p>21999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1_010407.txt</text:p>
          </table:table-cell>
          <table:table-cell office:value-type="float" office:value="66.5641" calcext:value-type="float">
            <text:p>66.5641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1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22470" calcext:value-type="float">
            <text:p>22470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1_010414.txt</text:p>
          </table:table-cell>
          <table:table-cell office:value-type="float" office:value="66.4883" calcext:value-type="float">
            <text:p>66.4883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1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22748" calcext:value-type="float">
            <text:p>22748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1_010421.txt</text:p>
          </table:table-cell>
          <table:table-cell office:value-type="float" office:value="66.7331" calcext:value-type="float">
            <text:p>66.7331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1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22494" calcext:value-type="float">
            <text:p>22494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1_010428.txt</text:p>
          </table:table-cell>
          <table:table-cell office:value-type="float" office:value="66.4836" calcext:value-type="float">
            <text:p>66.4836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1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22608" calcext:value-type="float">
            <text:p>22608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1_010505.txt</text:p>
          </table:table-cell>
          <table:table-cell office:value-type="float" office:value="68.8863" calcext:value-type="float">
            <text:p>68.8863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1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22678" calcext:value-type="float">
            <text:p>22678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1_010512.txt</text:p>
          </table:table-cell>
          <table:table-cell office:value-type="float" office:value="69.9227" calcext:value-type="float">
            <text:p>69.9227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1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22725" calcext:value-type="float">
            <text:p>22725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1_010519.txt</text:p>
          </table:table-cell>
          <table:table-cell office:value-type="float" office:value="66.7084" calcext:value-type="float">
            <text:p>66.7084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1(as)</text:p>
          </table:table-cell>
          <table:covered-table-cell/>
          <table:table-cell office:value-type="float" office:value="65503" calcext:value-type="float">
            <text:p>65503</text:p>
          </table:table-cell>
          <table:table-cell office:value-type="float" office:value="23410" calcext:value-type="float">
            <text:p>23410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1_010526.txt</text:p>
          </table:table-cell>
          <table:table-cell office:value-type="float" office:value="66.1856" calcext:value-type="float">
            <text:p>66.1856</text:p>
          </table:table-cell>
          <table:table-cell table:number-columns-repeated="1017"/>
        </table:table-row>
        <table:table-row table:style-name="ro2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2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31181" calcext:value-type="float">
            <text:p>31181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2_010331.txt</text:p>
          </table:table-cell>
          <table:table-cell office:value-type="float" office:value="66.6775" calcext:value-type="float">
            <text:p>66.6775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2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30856" calcext:value-type="float">
            <text:p>30856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2_010407.txt</text:p>
          </table:table-cell>
          <table:table-cell office:value-type="float" office:value="66.1516" calcext:value-type="float">
            <text:p>66.1516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2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31762" calcext:value-type="float">
            <text:p>31762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2_010414.txt</text:p>
          </table:table-cell>
          <table:table-cell office:value-type="float" office:value="66.4883" calcext:value-type="float">
            <text:p>66.4883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2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31539" calcext:value-type="float">
            <text:p>31539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2_010421.txt</text:p>
          </table:table-cell>
          <table:table-cell office:value-type="float" office:value="66.5635" calcext:value-type="float">
            <text:p>66.5635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2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31435" calcext:value-type="float">
            <text:p>31435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2_010428.txt</text:p>
          </table:table-cell>
          <table:table-cell office:value-type="float" office:value="66.5102" calcext:value-type="float">
            <text:p>66.5102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2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30944" calcext:value-type="float">
            <text:p>30944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2_010505.txt</text:p>
          </table:table-cell>
          <table:table-cell office:value-type="float" office:value="66.7708" calcext:value-type="float">
            <text:p>66.7708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2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31304" calcext:value-type="float">
            <text:p>31304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2_010512.txt</text:p>
          </table:table-cell>
          <table:table-cell office:value-type="float" office:value="66.2245" calcext:value-type="float">
            <text:p>66.2245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2(as)</text:p>
          </table:table-cell>
          <table:covered-table-cell/>
          <table:table-cell office:value-type="float" office:value="65536" calcext:value-type="float">
            <text:p>65536</text:p>
          </table:table-cell>
          <table:table-cell office:value-type="float" office:value="32288" calcext:value-type="float">
            <text:p>32288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2_010519.txt</text:p>
          </table:table-cell>
          <table:table-cell office:value-type="float" office:value="66.0945" calcext:value-type="float">
            <text:p>66.0945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oregon-2(as)</text:p>
          </table:table-cell>
          <table:covered-table-cell/>
          <table:table-cell office:value-type="float" office:value="65533" calcext:value-type="float">
            <text:p>65533</text:p>
          </table:table-cell>
          <table:table-cell office:value-type="float" office:value="32731" calcext:value-type="float">
            <text:p>32731</text:p>
          </table:table-cell>
          <table:table-cell office:value-type="string" calcext:value-type="string">
            <text:p>Undirected</text:p>
          </table:table-cell>
          <table:table-cell office:value-type="string" calcext:value-type="string">
            <text:p>Oregon2_010526.txt</text:p>
          </table:table-cell>
          <table:table-cell office:value-type="float" office:value="66.8547" calcext:value-type="float">
            <text:p>66.8547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6"/>
          <table:table-cell table:style-name="ce3" table:number-columns-repeated="1017"/>
        </table:table-row>
        <table:table-row table:style-name="ro3">
          <table:table-cell office:value-type="string" calcext:value-type="string" table:number-columns-spanned="2" table:number-rows-spanned="1">
            <text:p>Slashdot zoo</text:p>
          </table:table-cell>
          <table:covered-table-cell/>
          <table:table-cell office:value-type="float" office:value="77357" calcext:value-type="float">
            <text:p>77357</text:p>
          </table:table-cell>
          <table:table-cell office:value-type="float" office:value="516577" calcext:value-type="float">
            <text:p>516577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soc-sign-Slashdot081106_modified.txt </text:p>
          </table:table-cell>
          <table:table-cell office:value-type="float" office:value="51.2388" calcext:value-type="float">
            <text:p>51.2388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Slashdot zoo</text:p>
          </table:table-cell>
          <table:covered-table-cell/>
          <table:table-cell office:value-type="float" office:value="81871" calcext:value-type="float">
            <text:p>81871</text:p>
          </table:table-cell>
          <table:table-cell office:value-type="float" office:value="545672" calcext:value-type="float">
            <text:p>545672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soc-sign-Slashdot090216_modified.txt </text:p>
          </table:table-cell>
          <table:table-cell office:value-type="float" office:value="55.8759" calcext:value-type="float">
            <text:p>55.8759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Slashdot zoo</text:p>
          </table:table-cell>
          <table:covered-table-cell/>
          <table:table-cell office:value-type="float" office:value="82144" calcext:value-type="float">
            <text:p>82144</text:p>
          </table:table-cell>
          <table:table-cell office:value-type="float" office:value="549203" calcext:value-type="float">
            <text:p>549203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Soc-sign-Slashdot090226_modified.txt </text:p>
          </table:table-cell>
          <table:table-cell office:value-type="float" office:value="56.5042" calcext:value-type="float">
            <text:p>56.5042</text:p>
          </table:table-cell>
          <table:table-cell table:number-columns-repeated="1017"/>
        </table:table-row>
        <table:table-row table:style-name="ro2">
          <table:table-cell table:number-columns-spanned="2" table:number-rows-spanned="1"/>
          <table:covered-table-cell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0:18:28.235904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manth Kumar</meta:initial-creator>
    <meta:creation-date>2015-07-16T16:22:37.086274700</meta:creation-date>
    <dc:date>2015-07-17T12:47:05.368367325</dc:date>
    <dc:creator>Hemanth Kumar</dc:creator>
    <meta:editing-duration>PT44M58S</meta:editing-duration>
    <meta:editing-cycles>3</meta:editing-cycles>
    <meta:generator>LibreOffice/4.3.3.2$Linux_X86_64 LibreOffice_project/430m0$Build-2</meta:generator>
    <meta:document-statistic meta:table-count="1" meta:cell-count="198" meta:object-count="0"/>
  </office:meta>
</office:document-meta>
</file>